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" svg:font-family="Arial"/>
    <style:font-face style:name="Nachlieli CLM2" svg:font-family="'Nachlieli CLM'"/>
    <style:font-face style:name="Arial2" svg:font-family="Arial" style:font-family-generic="decorative"/>
    <style:font-face style:name="ＭＳ Ｐゴシック1" svg:font-family="'ＭＳ Ｐゴシック'" style:font-family-generic="decorative"/>
    <style:font-face style:name="Liberation Sans3" svg:font-family="'Liberation Sans'" style:font-adornments="Regular" style:font-family-generic="swiss"/>
    <style:font-face style:name="Monospace" svg:font-family="Monospace" style:font-pitch="fixed"/>
    <style:font-face style:name="ＭＳ Ｐゴシック" svg:font-family="'ＭＳ Ｐゴシック'" style:font-pitch="fixed"/>
    <style:font-face style:name="David CLM" svg:font-family="'David CLM'" style:font-pitch="variable"/>
    <style:font-face style:name="Liberation Sans4" svg:font-family="'Liberation Sans', Arial" style:font-pitch="variable"/>
    <style:font-face style:name="Nachlieli CLM1" svg:font-family="'Nachlieli CLM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71cm" fo:min-width="1.26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33cm"/>
    </style:style>
    <style:style style:name="gr5" style:family="graphic" style:parent-style-name="standard">
      <style:graphic-properties draw:textarea-horizontal-align="justify" draw:textarea-vertical-align="middle" draw:auto-grow-height="false" fo:min-height="1.139cm" fo:min-width="0.6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87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5.80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7.44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</style:style>
    <style:style style:name="gr10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7.915cm" fo:min-width="6.326cm"/>
    </style:style>
    <style:style style:name="gr11" style:family="graphic" style:parent-style-name="objectwithoutfill">
      <style:graphic-properties svg:stroke-color="#000000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57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6.50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7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8.69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4.584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91cm"/>
    </style:style>
    <style:style style:name="pr5" style:family="presentation" style:parent-style-name="Default-title">
      <style:graphic-properties fo:min-height="3.785cm"/>
    </style:style>
    <style:style style:name="pr6" style:family="presentation" style:parent-style-name="Default-outline1">
      <style:graphic-properties draw:fit-to-size="false" style:shrink-to-fit="false" fo:min-height="11.929cm"/>
    </style:style>
    <style:style style:name="pr7" style:family="presentation" style:parent-style-name="Default-title">
      <style:graphic-properties fo:min-height="3.008cm"/>
    </style:style>
    <style:style style:name="pr8" style:family="presentation" style:parent-style-name="Default-title">
      <style:graphic-properties fo:min-height="3.874cm"/>
    </style:style>
    <style:style style:name="pr9" style:family="presentation" style:parent-style-name="Default-title">
      <style:graphic-properties fo:min-height="2.173cm"/>
    </style:style>
    <style:style style:name="co1" style:family="table-column">
      <style:table-column-properties style:column-width="8.549cm" style:use-optimal-column-width="false"/>
    </style:style>
    <style:style style:name="co2" style:family="table-column">
      <style:table-column-properties style:column-width="8.555cm" style:use-optimal-column-width="false"/>
    </style:style>
    <style:style style:name="ro1" style:family="table-row">
      <style:table-row-properties style:row-height="1.904cm"/>
    </style:style>
    <style:style style:name="ro2" style:family="table-row">
      <style:table-row-properties style:row-height="4.198cm"/>
    </style:style>
    <style:style style:name="ro3" style:family="table-row">
      <style:table-row-properties style:row-height="8.135cm"/>
    </style:style>
    <style:style style:name="ce1" style:family="table-cell">
      <loext:graphic-properties draw:textarea-vertical-align="middle"/>
      <style:paragraph-properties fo:text-align="center" style:writing-mode="rl-tb"/>
      <style:text-properties style:font-name="Liberation Sans2" fo:font-size="40pt" style:font-size-asian="40pt" style:font-size-complex="40pt"/>
    </style:style>
    <style:style style:name="ce2" style:family="table-cell">
      <loext:graphic-properties draw:textarea-vertical-align="middle"/>
      <style:paragraph-properties fo:text-align="center" style:writing-mode="rl-tb"/>
      <style:text-properties fo:color="#ff0000" style:font-name="Liberation Sans2" fo:font-size="40pt" style:font-size-asian="40pt" style:font-size-complex="40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cc00" style:font-name="Liberation Sans2" fo:font-size="40pt" style:font-size-asian="40pt" style:font-size-complex="40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end" style:writing-mode="rl-tb"/>
    </style:style>
    <style:style style:name="P5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6" style:family="paragraph">
      <style:paragraph-properties style:writing-mode="rl-tb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end" style:writing-mode="rl-tb"/>
      <style:text-properties style:font-name="Liberation Sans2" fo:font-size="36pt" style:font-size-asian="36pt" style:font-name-complex="Liberation Sans2" style:font-size-complex="36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15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16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2" fo:font-size="36pt" style:font-size-asian="36pt" style:font-name-complex="Liberation Sans2" style:font-size-complex="36pt"/>
    </style:style>
    <style:style style:name="P17" style:family="paragraph">
      <style:paragraph-properties fo:text-align="center" style:writing-mode="rl-tb"/>
    </style:style>
    <style:style style:name="P18" style:family="paragraph">
      <loext:graphic-properties draw:fill="solid" draw:fill-color="#ffff99"/>
      <style:paragraph-properties fo:text-align="center" style:writing-mode="rl-tb"/>
      <style:text-properties fo:font-size="32pt" style:font-size-asian="32pt" style:font-size-complex="32pt"/>
    </style:style>
    <style:style style:name="P19" style:family="paragraph">
      <loext:graphic-properties draw:fill="none" draw:fill-color="#ffffff"/>
      <style:text-properties fo:color="#3333ff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none"/>
      <style:paragraph-properties fo:text-align="center"/>
      <style:text-properties style:use-window-font-color="true"/>
    </style:style>
    <style:style style:name="P22" style:family="paragraph">
      <style:paragraph-properties fo:margin-left="0cm" fo:margin-right="0cm" style:line-height-at-least="0.353cm" fo:text-align="end" fo:text-indent="0cm" style:writing-mode="rl-tb"/>
    </style:style>
    <style:style style:name="P23" style:family="paragraph">
      <style:paragraph-properties fo:margin-left="0cm" fo:margin-right="0cm" style:line-height-at-least="0.353cm" fo:text-align="center" fo:text-indent="0cm" style:writing-mode="rl-tb"/>
    </style:style>
    <style:style style:name="P24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P25" style:family="paragraph">
      <style:paragraph-properties fo:margin-left="1.27cm" fo:margin-right="0cm" style:line-height-at-least="0.353cm" fo:text-align="end" fo:text-indent="-0.635cm" style:writing-mode="rl-tb"/>
    </style:style>
    <style:style style:name="P26" style:family="paragraph">
      <style:paragraph-properties fo:margin-left="1.27cm" fo:margin-right="0cm" fo:text-align="end" fo:text-indent="-0.635cm" style:writing-mode="rl-tb"/>
    </style:style>
    <style:style style:name="P27" style:family="paragraph">
      <loext:graphic-properties draw:fill="none" draw:fill-color="#ffffff"/>
      <style:paragraph-properties fo:text-align="end" style:writing-mode="rl-tb"/>
      <style:text-properties fo:font-size="40pt"/>
    </style:style>
    <style:style style:name="T1" style:family="text">
      <style:text-properties fo:font-size="66pt" fo:font-weight="bold" style:font-size-asian="66pt" style:font-weight-asian="bold" style:font-name-complex="Liberation Sans2" style:font-size-complex="66pt" style:font-weight-complex="bold"/>
    </style:style>
    <style:style style:name="T2" style:family="text">
      <style:text-properties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fo:font-size="28pt" fo:font-weight="bold" style:font-size-asian="28pt" style:font-weight-asian="bold" style:font-name-complex="Liberation Sans2" style:font-size-complex="28pt" style:font-weight-complex="bold"/>
    </style:style>
    <style:style style:name="T5" style:family="text">
      <style:text-properties style:use-window-font-color="true" fo:font-size="40pt" style:font-size-asian="40pt" style:font-name-complex="Liberation Sans2" style:font-size-complex="40pt"/>
    </style:style>
    <style:style style:name="T6" style:family="text">
      <style:text-properties style:use-window-font-color="true" fo:font-size="32pt" fo:font-style="italic" style:font-size-asian="32pt" style:font-style-asian="italic" style:font-name-complex="Liberation Sans2" style:font-size-complex="32pt" style:font-style-complex="italic"/>
    </style:style>
    <style:style style:name="T7" style:family="text">
      <style:text-properties fo:font-size="48pt" fo:font-weight="bold" style:font-size-asian="48pt" style:font-weight-asian="bold" style:font-name-complex="Liberation Sans2" style:font-size-complex="4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Liberation Sans2" fo:font-size="36pt" style:font-size-asian="36pt" style:font-name-complex="Liberation Sans2" style:font-size-complex="36pt"/>
    </style:style>
    <style:style style:name="T10" style:family="text">
      <style:text-properties fo:color="#0000ff" style:font-name="Liberation Sans2" fo:font-size="36pt" style:font-size-asian="36pt" style:font-name-complex="Liberation Sans2" style:font-size-complex="36pt"/>
    </style:style>
    <style:style style:name="T11" style:family="text">
      <style:text-properties fo:color="#007826" style:font-name="Liberation Sans2" fo:font-size="36pt" style:font-size-asian="36pt" style:font-name-complex="Liberation Sans2" style:font-size-complex="36pt"/>
    </style:style>
    <style:style style:name="T12" style:family="text">
      <style:text-properties style:use-window-font-color="true" style:font-name="Liberation Sans2" fo:font-size="36pt" style:font-size-asian="36pt" style:font-name-complex="Liberation Sans2" style:font-size-complex="36pt"/>
    </style:style>
    <style:style style:name="T13" style:family="text">
      <style:text-properties fo:color="#007826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4" style:family="text">
      <style:text-properties style:use-window-font-color="true" fo:font-size="36pt" style:font-size-asian="36pt" style:font-name-complex="Liberation Sans2" style:font-size-complex="36pt"/>
    </style:style>
    <style:style style:name="T15" style:family="text">
      <style:text-properties style:use-window-font-color="true" fo:font-size="36pt" fo:font-weight="bold" style:font-size-asian="36pt" style:font-weight-asian="bold" style:font-name-complex="Liberation Sans2" style:font-size-complex="36pt" style:font-weight-complex="bold"/>
    </style:style>
    <style:style style:name="T16" style:family="text">
      <style:text-properties fo:color="#0000ff" fo:font-size="36pt" style:font-size-asian="36pt" style:font-name-complex="Liberation Sans2" style:font-size-complex="36pt"/>
    </style:style>
    <style:style style:name="T17" style:family="text">
      <style:text-properties fo:color="#00cc00" fo:font-size="36pt" style:font-size-asian="36pt" style:font-name-complex="Liberation Sans2" style:font-size-complex="36pt"/>
    </style:style>
    <style:style style:name="T18" style:family="text">
      <style:text-properties style:use-window-font-color="true" fo:font-size="36pt" fo:font-style="italic" style:font-size-asian="36pt" style:font-style-asian="italic" style:font-name-complex="Liberation Sans2" style:font-size-complex="36pt" style:font-style-complex="italic"/>
    </style:style>
    <style:style style:name="T19" style:family="text">
      <style:text-properties style:use-window-font-color="true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20" style:family="text">
      <style:text-properties style:use-window-font-color="true" fo:font-size="36pt" style:font-size-asian="36pt" style:font-size-complex="36pt"/>
    </style:style>
    <style:style style:name="T21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22" style:family="text">
      <style:text-properties fo:color="#ff0000" fo:font-size="36pt" style:font-size-asian="36pt" style:font-size-complex="36pt"/>
    </style:style>
    <style:style style:name="T23" style:family="text">
      <style:text-properties style:use-window-font-color="true" fo:font-size="36pt" fo:font-style="italic" style:font-size-asian="36pt" style:font-style-asian="italic" style:font-size-complex="36pt" style:font-style-complex="italic"/>
    </style:style>
    <style:style style:name="T24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25" style:family="text">
      <style:text-properties fo:color="#0000ff" fo:font-size="36pt" style:font-size-asian="36pt" style:font-size-complex="36pt"/>
    </style:style>
    <style:style style:name="T26" style:family="text">
      <style:text-properties fo:color="#ff0000" fo:font-size="36pt" fo:font-style="italic" style:font-size-asian="36pt" style:font-style-asian="italic" style:font-size-complex="36pt" style:font-style-complex="italic"/>
    </style:style>
    <style:style style:name="T27" style:family="text">
      <style:text-properties fo:color="#00cc00" fo:font-size="36pt" fo:font-weight="bold" style:font-size-asian="36pt" style:font-weight-asian="bold" style:font-size-complex="36pt" style:font-weight-complex="bold"/>
    </style:style>
    <style:style style:name="T28" style:family="text">
      <style:text-properties fo:color="#00cc00" fo:font-size="36pt" style:font-size-asian="36pt" style:font-size-complex="36pt"/>
    </style:style>
    <style:style style:name="T29" style:family="text">
      <style:text-properties fo:color="#cc00cc" fo:font-size="36pt" fo:font-weight="bold" style:font-size-asian="36pt" style:font-weight-asian="bold" style:font-size-complex="36pt" style:font-weight-complex="bold"/>
    </style:style>
    <style:style style:name="T30" style:family="text">
      <style:text-properties fo:color="#cc00cc" fo:font-size="36pt" style:font-size-asian="36pt" style:font-size-complex="36pt"/>
    </style:style>
    <style:style style:name="T31" style:family="text">
      <style:text-properties fo:color="#000000" fo:font-size="36pt" style:font-size-asian="36pt" style:font-size-complex="36pt"/>
    </style:style>
    <style:style style:name="T32" style:family="text">
      <style:text-properties fo:color="#000000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33" style:family="text">
      <style:text-properties fo:font-size="44pt" fo:font-weight="bold" style:font-size-asian="44pt" style:font-weight-asian="bold" style:font-name-complex="Liberation Sans2" style:font-size-complex="44pt" style:font-weight-complex="bold"/>
    </style:style>
    <style:style style:name="T34" style:family="text">
      <style:text-properties style:use-window-font-color="true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5" style:family="text">
      <style:text-properties fo:color="#00cc00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36" style:family="text">
      <style:text-properties style:use-window-font-color="true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37" style:family="text">
      <style:text-properties fo:color="#9900ff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8" style:family="text">
      <style:text-properties fo:color="#9900ff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39" style:family="text">
      <style:text-properties fo:color="#9900ff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40" style:family="text">
      <style:text-properties fo:color="#9900ff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41" style:family="text">
      <style:text-properties fo:color="#00cc00" fo:font-size="32pt" style:font-size-asian="32pt" style:font-size-complex="32pt"/>
    </style:style>
    <style:style style:name="T42" style:family="text">
      <style:text-properties fo:font-size="32pt" style:font-size-asian="32pt" style:font-size-complex="32pt"/>
    </style:style>
    <style:style style:name="T43" style:family="text">
      <style:text-properties fo:color="#9900ff" fo:font-size="32pt" style:font-size-asian="32pt" style:font-size-complex="32pt"/>
    </style:style>
    <style:style style:name="T44" style:family="text">
      <style:text-properties fo:color="#3333ff"/>
    </style:style>
    <style:style style:name="T45" style:family="text">
      <style:text-properties style:use-window-font-color="true" style:font-name="Liberation Sans2" fo:font-size="36pt" fo:font-weight="bold" style:font-name-asian="David CLM" style:font-size-asian="36pt" style:font-weight-asian="bold" style:font-name-complex="Liberation Sans2" style:font-size-complex="36pt" style:font-weight-complex="bold"/>
    </style:style>
    <style:style style:name="T46" style:family="text">
      <style:text-properties style:use-window-font-color="true" style:font-name="Liberation Sans2" fo:font-size="36pt" style:font-size-asian="36pt" style:font-name-complex="Liberation Sans2" style:font-size-complex="36pt" style:font-style-complex="italic"/>
    </style:style>
    <style:style style:name="T47" style:family="text">
      <style:text-properties style:use-window-font-color="true" style:font-name="Liberation Sans2" fo:font-size="36pt" style:font-name-asian="David CLM" style:font-size-asian="36pt" style:font-name-complex="Liberation Sans2" style:font-size-complex="36pt"/>
    </style:style>
    <style:style style:name="T48" style:family="text">
      <style:text-properties style:use-window-font-color="true" style:text-position="-8% 58%" style:font-name="Liberation Sans2" fo:font-size="36pt" style:font-name-asian="David CLM" style:font-size-asian="36pt" style:font-name-complex="Liberation Sans2" style:font-size-complex="36pt"/>
    </style:style>
    <style:style style:name="T49" style:family="text">
      <style:text-properties style:use-window-font-color="true" style:font-name="Liberation Sans2" fo:font-size="36pt" fo:font-style="normal" style:font-name-asian="David CLM" style:font-size-asian="36pt" style:font-style-asian="normal" style:font-name-complex="Liberation Sans2" style:font-size-complex="36pt" style:font-style-complex="normal"/>
    </style:style>
    <style:style style:name="T50" style:family="text">
      <style:text-properties style:use-window-font-color="true" style:font-name="Liberation Sans2" fo:font-size="36pt" fo:font-style="italic" style:font-name-asian="David CLM" style:font-size-asian="36pt" style:font-style-asian="italic" style:font-name-complex="Liberation Sans2" style:font-size-complex="36pt" style:font-style-complex="italic"/>
    </style:style>
    <style:style style:name="T51" style:family="text">
      <style:text-properties fo:color="#000000" style:font-name="Liberation Sans2" fo:font-size="36pt" style:font-name-asian="David CLM" style:font-size-asian="36pt" style:font-name-complex="Liberation Sans2" style:font-size-complex="36pt"/>
    </style:style>
    <style:style style:name="T52" style:family="text">
      <style:text-properties style:use-window-font-color="true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53" style:family="text">
      <style:text-properties fo:color="#00cc00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54" style:family="text">
      <style:text-properties fo:color="#ff3333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6600cc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57" style:family="text">
      <style:text-properties fo:color="#6600cc" style:font-name="Times New Roman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8" style:family="text">
      <style:text-properties fo:color="#6600cc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9" style:family="text">
      <style:text-properties fo:color="#00cc00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60" style:family="text">
      <style:text-properties fo:color="#00cc00" style:font-name="Times New Roman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61" style:family="text">
      <style:text-properties fo:color="#00cc00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62" style:family="text">
      <style:text-properties style:use-window-font-color="true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63" style:family="text">
      <style:text-properties fo:color="#0000ff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64" style:family="text">
      <style:text-properties fo:color="#0000ff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65" style:family="text">
      <style:text-properties fo:color="#0000ff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66" style:family="text">
      <style:text-properties fo:color="#0000ff" style:font-name="Liberation Sans3" fo:font-size="36pt" fo:font-style="italic" fo:font-weight="normal" style:font-name-asian="Liberation Sans3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67" style:family="text">
      <style:text-properties style:use-window-font-color="true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68" style:family="text">
      <style:text-properties fo:color="#000000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69" style:family="text">
      <style:text-properties style:use-window-font-color="true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70" style:family="text">
      <style:text-properties fo:color="#3333ff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71" style:family="text">
      <style:text-properties style:use-window-font-color="true" style:font-name="Liberation Sans2" fo:font-size="36pt" fo:font-style="italic" fo:font-weight="normal" style:font-name-asian="David CLM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72" style:family="text">
      <style:text-properties style:use-window-font-color="true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73" style:family="text">
      <style:text-properties fo:font-variant="normal" fo:text-transform="none" fo:color="#3333ff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style:font-name-asian="David CLM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color="#00cc00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75" style:family="text">
      <style:text-properties fo:color="#00cc00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76" style:family="text">
      <style:text-properties fo:color="#3333ff" style:font-name="Liberation Sans2" fo:font-size="36pt" fo:font-style="normal" fo:font-weight="bold" style:font-name-asian="David CLM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77" style:family="text">
      <style:text-properties fo:color="#3333ff" style:font-name="Liberation Sans2" fo:font-size="36pt" fo:font-style="normal" style:font-name-asian="David CLM" style:font-size-asian="36pt" style:font-style-asian="normal" style:font-name-complex="Liberation Sans2" style:font-size-complex="36pt" style:font-style-complex="normal"/>
    </style:style>
    <style:style style:name="T78" style:family="text">
      <style:text-properties fo:color="#9900ff" style:font-name="Liberation Sans2" fo:font-size="36pt" fo:font-style="normal" style:font-name-asian="David CLM" style:font-size-asian="36pt" style:font-style-asian="normal" style:font-name-complex="Liberation Sans2" style:font-size-complex="36pt" style:font-style-complex="normal"/>
    </style:style>
    <style:style style:name="T79" style:family="text">
      <style:text-properties fo:color="#9900ff" style:text-position="-8% 58%" style:font-name="Liberation Sans2" fo:font-size="36pt" fo:font-style="normal" style:font-name-asian="David CLM" style:font-size-asian="36pt" style:font-style-asian="normal" style:font-name-complex="Liberation Sans2" style:font-size-complex="36pt" style:font-style-complex="normal"/>
    </style:style>
    <style:style style:name="T80" style:family="text">
      <style:text-properties fo:color="#000000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81" style:family="text">
      <style:text-properties fo:color="#000000" style:font-name="Liberation Sans2" fo:font-size="36pt" fo:font-style="normal" style:font-name-asian="David CLM" style:font-size-asian="36pt" style:font-style-asian="normal" style:font-name-complex="Liberation Sans2" style:font-size-complex="36pt" style:font-style-complex="normal"/>
    </style:style>
    <style:style style:name="T82" style:family="text">
      <style:text-properties fo:color="#000000" style:text-position="-8% 58%" style:font-name="Liberation Sans2" fo:font-size="36pt" fo:font-style="normal" style:font-name-asian="David CLM" style:font-size-asian="36pt" style:font-style-asian="normal" style:font-name-complex="Liberation Sans2" style:font-size-complex="36pt" style:font-style-complex="normal"/>
    </style:style>
    <style:style style:name="T83" style:family="text">
      <style:text-properties fo:color="#0000ff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84" style:family="text">
      <style:text-properties fo:color="#3333ff" style:font-name="Liberation Sans2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85" style:family="text">
      <style:text-properties fo:color="#3333ff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86" style:family="text">
      <style:text-properties fo:color="#00cc00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87" style:family="text">
      <style:text-properties fo:color="#00cc00" style:font-name="Liberation Sans2" fo:font-size="36pt" style:font-size-asian="36pt" style:font-name-complex="Liberation Sans2" style:font-size-complex="36pt"/>
    </style:style>
    <style:style style:name="T88" style:family="text">
      <style:text-properties fo:font-variant="normal" fo:text-transform="none" fo:color="#00cc00" style:text-outline="false" style:text-line-through-style="none" style:text-line-through-type="none" style:font-name="Liberation Sans2" fo:font-size="36pt" fo:font-style="italic" fo:text-shadow="none" style:text-underline-style="none" fo:font-weight="bold" style:letter-kerning="true" style:font-name-asian="David CLM" style:font-size-asian="36pt" style:font-style-asian="italic" style:font-weight-asian="bold" style:font-name-complex="Liberation Sans2" style:font-size-complex="36pt" style:font-style-complex="italic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cc00" style:text-outline="false" style:text-line-through-style="none" style:text-line-through-type="none" style:font-name="Liberation Sans2" fo:font-size="36pt" fo:font-style="italic" fo:text-shadow="none" style:text-underline-style="none" fo:font-weight="normal" style:letter-kerning="true" style:font-name-asian="David CLM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90" style:family="text">
      <style:text-properties fo:color="#cc00cc" fo:font-weight="bold" style:font-weight-asian="bold" style:font-weight-complex="bold"/>
    </style:style>
    <style:style style:name="T91" style:family="text">
      <style:text-properties fo:color="#cc00cc"/>
    </style:style>
    <style:style style:name="T92" style:family="text">
      <style:text-properties fo:color="#ff0000" fo:font-weight="bold" style:font-weight-asian="bold" style:font-weight-complex="bold"/>
    </style:style>
    <style:style style:name="T93" style:family="text">
      <style:text-properties fo:color="#ff0000"/>
    </style:style>
    <style:style style:name="T94" style:family="text">
      <style:text-properties fo:color="#0000cc"/>
    </style:style>
    <style:style style:name="T95" style:family="text">
      <style:text-properties fo:color="#009933"/>
    </style:style>
    <style:style style:name="T96" style:family="text">
      <style:text-properties style:font-name="Liberation Sans2" fo:font-size="40pt" style:font-size-asian="40pt" style:font-size-complex="40pt"/>
    </style:style>
    <style:style style:name="T97" style:family="text">
      <style:text-properties fo:color="#ff0000" style:font-name="Liberation Sans2" fo:font-size="40pt" style:font-size-asian="40pt" style:font-size-complex="40pt"/>
    </style:style>
    <style:style style:name="T98" style:family="text">
      <style:text-properties fo:color="#00cc00" style:font-name="Liberation Sans2" fo:font-size="40pt" style:font-size-asian="40pt" style:font-size-complex="40pt"/>
    </style:style>
    <style:style style:name="T99" style:family="text">
      <style:text-properties style:font-name="Liberation Sans2" fo:font-size="28pt" fo:font-style="italic" style:font-size-asian="28pt" style:font-style-asian="italic" style:font-size-complex="28pt" style:font-style-complex="italic"/>
    </style:style>
    <style:style style:name="T100" style:family="text">
      <style:text-properties style:use-window-font-color="true" style:font-name="Liberation Sans2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מכרזים אלגוריתמיים</text:span><text:span text:style-name="T1"><text:line-break/></text:span><text:span text:style-name="T2"><text:line-break/></text:span><text:span text:style-name="T3">אראל סגל-הלוי</text:span><text:span text:style-name="T3"><text:line-break/></text:span><text:span text:style-name="T4"><text:line-break/></text:span><text:span text:style-name="T4">מקורות:</text:span><text:span text:style-name="T4"><text:line-break/></text:span><text:span text:style-name="T4">הקורס של טים, הרצאה </text:span><text:span text:style-name="T4">3</text:span><text:span text:style-name="T4"> והלאה:</text:span><text:span text:style-name="T4"><text:line-break/></text:span><text:span text:style-name="T4">http://theory.stanford.edu/~tim/f13/f13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6.6cm" svg:height="14.553cm" svg:x="0.578cm" svg:y="2.973cm" presentation:class="outline" presentation:user-transformed="true">
          <draw:text-box>
            <text:list text:style-name="L2">
              <text:list-header>
                <text:p xml:id="id1" text:id="id1" text:style-name="P4"><text:span text:style-name="T5">נתונה רשת. לכל קשת יש עלות-מעבר. צריך להעביר חבילה בין שתי נקודות ברשת </text:span><text:span text:style-name="T6">(א -&gt; ד)</text:span><text:span text:style-name="T5">, במסלול הזול ביותר.</text:span></text:p>
              </text:list-header>
            </text:list>
          </draw:text-box>
        </draw:frame>
        <draw:frame presentation:style-name="pr4" draw:text-style-name="P6" draw:layer="layout" svg:width="28cm" svg:height="3.591cm" svg:x="0cm" svg:y="-0.035cm" presentation:class="title" presentation:user-transformed="true">
          <draw:text-box>
            <text:p text:style-name="P1"><text:span text:style-name="T7">מציאת מסלול זול ביותר</text:span></text:p>
          </draw:text-box>
        </draw:frame>
        <draw:custom-shape draw:style-name="gr2" draw:text-style-name="P8" xml:id="id2" draw:id="id2" draw:layer="layout" svg:width="2.49cm" svg:height="2.573cm" svg:x="8.691cm" svg:y="7.874cm">
          <text:p text:style-name="P7"><text:span text:style-name="T8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3" draw:id="id3" draw:layer="layout" svg:width="2.49cm" svg:height="2.573cm" svg:x="16.615cm" svg:y="7.874cm">
          <text:p text:style-name="P7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9" xml:id="id4" draw:id="id4" draw:layer="layout" svg:width="5.432cm" svg:height="0cm" svg:x="11.181cm" svg:y="9.044cm" svg:viewBox="0 0 5433 0" draw:points="0,0 5433,0">
          <text:p text:style-name="P7">3</text:p>
        </draw:polyline>
        <draw:polyline draw:style-name="gr3" draw:text-style-name="P9" xml:id="id5" draw:id="id5" draw:layer="layout" svg:width="0cm" svg:height="3.742cm" svg:x="17.747cm" svg:y="10.447cm" svg:viewBox="0 0 0 3743" draw:points="0,0 0,3743">
          <text:p text:style-name="P7">4</text:p>
        </draw:polyline>
        <draw:polyline draw:style-name="gr3" draw:text-style-name="P9" xml:id="id6" draw:id="id6" draw:layer="layout" svg:width="5.432cm" svg:height="0cm" svg:x="11.181cm" svg:y="15.36cm" svg:viewBox="0 0 5433 0" draw:points="0,0 5433,0">
          <text:p text:style-name="P7">1</text:p>
        </draw:polyline>
        <draw:polyline draw:style-name="gr3" draw:text-style-name="P9" xml:id="id7" draw:id="id7" draw:layer="layout" svg:width="0cm" svg:height="3.742cm" svg:x="10.049cm" svg:y="10.447cm" svg:viewBox="0 0 0 3743" draw:points="0,0 0,3743">
          <text:p text:style-name="P7">5</text:p>
        </draw:polyline>
        <draw:polyline draw:style-name="gr3" draw:text-style-name="P9" xml:id="id8" draw:id="id8" draw:layer="layout" svg:width="7.696cm" svg:height="6.082cm" svg:x="10.955cm" svg:y="9.98cm" svg:viewBox="0 0 7697 6083" draw:points="0,0 7697,6083">
          <text:p text:style-name="P7">10</text:p>
        </draw:polyline>
        <draw:polyline draw:style-name="gr3" draw:text-style-name="P9" xml:id="id9" draw:id="id9" draw:layer="layout" svg:width="7.923cm" svg:height="6.082cm" svg:x="8.917cm" svg:y="9.98cm" svg:viewBox="0 0 7924 6083" draw:points="7924,0 0,6083">
          <text:p text:style-name="P7">1</text:p>
        </draw:polyline>
        <draw:custom-shape draw:style-name="gr2" draw:text-style-name="P8" xml:id="id10" draw:id="id10" draw:layer="layout" svg:width="2.49cm" svg:height="2.573cm" svg:x="16.615cm" svg:y="14.191cm">
          <text:p text:style-name="P7"><text:span text:style-name="T8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11" draw:id="id11" draw:layer="layout" svg:width="2.49cm" svg:height="2.573cm" svg:x="8.691cm" svg:y="14.191cm">
          <text:p text:style-name="P7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0" draw:layer="layout" svg:width="26.924cm" svg:height="3.583cm" svg:x="0.508cm" svg:y="17.272cm">
          <draw:text-box>
            <text:list text:style-name="L1">
              <text:list-item>
                <text:p xml:id="id12" text:id="id12" text:style-name="P4"><text:span text:style-name="T9">אם עלות כל קשת ידועה לכולם – </text:span><text:span text:style-name="T10">אלגוריתם</text:span><text:span text:style-name="T9">.</text:span></text:p>
              </text:list-item>
              <text:list-item>
                <text:p xml:id="id13" text:id="id13" text:style-name="P4"><text:span text:style-name="T9">אם עלות כל קשת ידועה רק לבעליה – </text:span><text:span text:style-name="T11">מכרז</text:span><text:span text:style-name="T9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85cm" svg:x="0cm" svg:y="0.046cm" presentation:class="title" presentation:user-transformed="true">
          <draw:text-box>
            <text:p text:style-name="P1"><text:span text:style-name="T7">מכרז ויקרי-קלארק-גרובס</text:span><text:span text:style-name="T7"><text:line-break/></text:span><text:span text:style-name="T7">למסלול זול ביותר</text:span></text:p>
          </draw:text-box>
        </draw:frame>
        <draw:custom-shape draw:style-name="gr5" draw:text-style-name="P8" draw:layer="layout" svg:width="1.64cm" svg:height="1.963cm" svg:x="0.762cm" svg:y="13.536cm">
          <text:p text:style-name="P7"><text:span text:style-name="T8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64cm" svg:height="1.963cm" svg:x="5.98cm" svg:y="13.536cm">
          <text:p text:style-name="P7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9" draw:layer="layout" svg:x1="2.402cm" svg:y1="14.429cm" svg:x2="5.98cm" svg:y2="14.429cm">
          <text:p text:style-name="P7">3</text:p>
        </draw:line>
        <draw:line draw:style-name="gr3" draw:text-style-name="P9" draw:layer="layout" svg:x1="6.725cm" svg:y1="15.5cm" svg:x2="6.725cm" svg:y2="18.356cm">
          <text:p text:style-name="P7">4</text:p>
        </draw:line>
        <draw:line draw:style-name="gr3" draw:text-style-name="P9" draw:layer="layout" svg:x1="2.402cm" svg:y1="19.249cm" svg:x2="5.98cm" svg:y2="19.249cm">
          <text:p text:style-name="P7">1</text:p>
        </draw:line>
        <draw:line draw:style-name="gr3" draw:text-style-name="P9" draw:layer="layout" svg:x1="1.657cm" svg:y1="15.5cm" svg:x2="1.657cm" svg:y2="18.356cm">
          <text:p text:style-name="P7">5</text:p>
        </draw:line>
        <draw:line draw:style-name="gr3" draw:text-style-name="P9" draw:layer="layout" svg:x1="2.253cm" svg:y1="15.143cm" svg:x2="7.322cm" svg:y2="19.785cm">
          <text:p text:style-name="P7">10</text:p>
        </draw:line>
        <draw:line draw:style-name="gr3" draw:text-style-name="P9" draw:layer="layout" svg:x1="6.129cm" svg:y1="15.143cm" svg:x2="0.911cm" svg:y2="19.785cm">
          <text:p text:style-name="P7">1</text:p>
        </draw:line>
        <draw:custom-shape draw:style-name="gr5" draw:text-style-name="P8" draw:layer="layout" svg:width="1.64cm" svg:height="1.963cm" svg:x="5.98cm" svg:y="18.357cm">
          <text:p text:style-name="P7"><text:span text:style-name="T8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64cm" svg:height="1.963cm" svg:x="0.762cm" svg:y="18.357cm">
          <text:p text:style-name="P7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26.162cm" svg:height="11.129cm" svg:x="0.508cm" svg:y="3.887cm">
          <draw:text-box>
            <text:p xml:id="id14" text:id="id14" text:style-name="P4"><text:span text:style-name="T12">צריך לפתור </text:span><text:span text:style-name="T12">1+6</text:span><text:span text:style-name="T12"> בעיות מסלול-זול-ביותר.</text:span></text:p>
            <text:list text:style-name="L1">
              <text:list-item>
                <text:p xml:id="id15" text:id="id15" text:style-name="P4"><text:span text:style-name="T11">כשכולם נמצאים: המסלול אבגד, הסכום </text:span><text:span text:style-name="T11">5</text:span><text:span text:style-name="T11">-.</text:span></text:p>
              </text:list-item>
              <text:list-item>
                <text:p xml:id="id16" text:id="id16" text:style-name="P4"><text:span text:style-name="T11">בלי </text:span><text:span text:style-name="T13">אב</text:span><text:span text:style-name="T11">: המסלול אגד, הסכום </text:span><text:span text:style-name="T11">6</text:span><text:span text:style-name="T11">-. </text:span><text:span text:style-name="T13">תשלום </text:span><text:span text:style-name="T13">4</text:span><text:span text:style-name="T13">-</text:span><text:span text:style-name="T11">.</text:span></text:p>
              </text:list-item>
              <text:list-item>
                <text:p xml:id="id17" text:id="id17" text:style-name="P4"><text:span text:style-name="T11">בלי </text:span><text:span text:style-name="T13">בג</text:span><text:span text:style-name="T11">: המסלול אגד, הסכום </text:span><text:span text:style-name="T11">6</text:span><text:span text:style-name="T11">-. </text:span><text:span text:style-name="T13">תשלום </text:span><text:span text:style-name="T13">2</text:span><text:span text:style-name="T13">-</text:span><text:span text:style-name="T11">.</text:span></text:p>
              </text:list-item>
              <text:list-item>
                <text:p xml:id="id18" text:id="id18" text:style-name="P4"><text:span text:style-name="T11">בלי </text:span><text:span text:style-name="T13">גד</text:span><text:span text:style-name="T11">: המסלול אבד, הסכום </text:span><text:span text:style-name="T11">7</text:span><text:span text:style-name="T11">-. </text:span><text:span text:style-name="T13">תשלום </text:span><text:span text:style-name="T13">3</text:span><text:span text:style-name="T13">-</text:span><text:span text:style-name="T11">.</text:span></text:p>
              </text:list-item>
              <text:list-item>
                <text:p xml:id="id19" text:id="id19" text:style-name="P4"><text:span text:style-name="T11">בלי </text:span><text:span text:style-name="T13">אג/אד/בד</text:span><text:span text:style-name="T11">: אין שינוי, הסכום </text:span><text:span text:style-name="T11">5</text:span><text:span text:style-name="T11">-. </text:span><text:span text:style-name="T13">תשלום </text:span><text:span text:style-name="T13">0</text:span><text:span text:style-name="T11">.</text:span></text:p>
              </text:list-item>
              <text:list-item>
                <text:p xml:id="id20" text:id="id20" text:style-name="P4"><text:span text:style-name="T11">תשלום כולל </text:span><text:span text:style-name="T13">9</text:span><text:span text:style-name="T13">-</text:span><text:span text:style-name="T11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26.6cm" svg:height="17.601cm" svg:x="0.578cm" svg:y="2.973cm" presentation:class="outline" presentation:user-transformed="true">
          <draw:text-box>
            <text:p xml:id="id21" text:id="id21" text:style-name="P4"><text:span text:style-name="T14">מכניסים אתכם לחדר מלא חפצים, נותנים לכם תרמיל שיכול להכיל עד </text:span><text:span text:style-name="T14">100</text:span><text:span text:style-name="T14"> ק”ג, ואומרים לכם “כל מה שתצליחו להכניס לתרמיל – שלכם”.</text:span></text:p>
            <text:p xml:id="id22" text:id="id22" text:style-name="P4"><text:span text:style-name="T14">לכל חפץ יש </text:span><text:span text:style-name="T15">משקל אחר</text:span><text:span text:style-name="T14"> ו</text:span><text:span text:style-name="T15">ערך אחר</text:span><text:span text:style-name="T14">.</text:span></text:p>
            <text:p xml:id="id23" text:id="id23" text:style-name="P4"><text:span text:style-name="T14">איך תבחרו חפצים שסכום-ערכיהם גדול ביותר?</text:span></text:p>
            <text:list text:style-name="L2">
              <text:list-item>
                <text:p xml:id="id24" text:id="id24" text:style-name="P4"><text:span text:style-name="T14">הערך של כל חפץ ידוע לכולם – </text:span><text:span text:style-name="T16">אלגוריתם</text:span><text:span text:style-name="T14">.</text:span></text:p>
              </text:list-item>
              <text:list-item>
                <text:p xml:id="id25" text:id="id25" text:style-name="P4"><text:span text:style-name="T14">הערך של כל חפץ ידוע רק לחפץ – </text:span><text:span text:style-name="T17">מכרז</text:span><text:span text:style-name="T14">. </text:span><text:span text:style-name="T18">(דוגמה: יש </text:span><text:span text:style-name="T18">100</text:span><text:span text:style-name="T18"> שניות המיועדות לפרסומות. לכל מפרסם יש פרסומת עם </text:span><text:span text:style-name="T19">אורך אחר</text:span><text:span text:style-name="T18"> ו</text:span><text:span text:style-name="T19">ערך אחר</text:span><text:span text:style-name="T18">. איך לבחור איזה פרסומות לשים?)</text:span></text:p>
              </text:list-item>
            </text:list>
          </draw:text-box>
        </draw:frame>
        <draw:frame presentation:style-name="pr7" draw:text-style-name="P6" draw:layer="layout" svg:width="28cm" svg:height="3.008cm" svg:x="0cm" svg:y="-0.035cm" presentation:class="title" presentation:user-transformed="true">
          <draw:text-box>
            <text:p text:style-name="P1"><text:span text:style-name="T7">בעיית התרמיל (</text:span><text:span text:style-name="T7">knapsack</text:span><text:span text:style-name="T7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85cm" svg:x="0cm" svg:y="-0.021cm" presentation:class="title" presentation:user-transformed="true">
          <draw:text-box>
            <text:p text:style-name="P1"><text:span text:style-name="T7">מכרז ויקרי-קלארק-גרובס</text:span><text:span text:style-name="T7"><text:line-break/></text:span><text:span text:style-name="T7">למילוי תרמיל</text:span></text:p>
          </draw:text-box>
        </draw:frame>
        <draw:frame draw:style-name="gr7" draw:text-style-name="P14" draw:layer="layout" svg:width="27.492cm" svg:height="16.051cm" svg:x="0.508cm" svg:y="3.743cm">
          <draw:text-box>
            <text:p xml:id="id26" text:id="id26" text:style-name="P4"><text:span text:style-name="T20">כשיש </text:span><text:span text:style-name="T20">m</text:span><text:span text:style-name="T20"> חפצים, צריך לפתור </text:span><text:span text:style-name="T20">1</text:span><text:span text:style-name="T20">+</text:span><text:span text:style-name="T20">m</text:span><text:span text:style-name="T20"> בעיות-תרמיל.</text:span></text:p>
            <text:list text:style-name="L1">
              <text:list-item>
                <text:p xml:id="id27" text:id="id27" text:style-name="P4"><text:span text:style-name="T21">הבעיה</text:span><text:span text:style-name="T22">: בעיית התרמיל היא </text:span><text:span text:style-name="T22">NP</text:span><text:span text:style-name="T22">-קשה!</text:span></text:p>
              </text:list-item>
              <text:list-item>
                <text:p xml:id="id28" text:id="id28" text:style-name="P4"><text:span text:style-name="T20">פתרון אפשרי: </text:span><text:span text:style-name="T23">אלגוריתמי-קירוב</text:span><text:span text:style-name="T20">.</text:span></text:p>
              </text:list-item>
            </text:list>
            <text:p text:style-name="P4"><text:span text:style-name="T20"/></text:p>
            <text:p xml:id="id29" text:id="id29" text:style-name="P4"><text:span text:style-name="T24">אלגוריתם חמדני א</text:span><text:span text:style-name="T25">:</text:span></text:p>
            <text:list text:continue-numbering="true" text:style-name="L1">
              <text:list-item>
                <text:p xml:id="id30" text:id="id30" text:style-name="P4"><text:span text:style-name="T25">סדר את החפצים בסדר יורד של הערך.</text:span></text:p>
              </text:list-item>
              <text:list-item>
                <text:p xml:id="id31" text:id="id31" text:style-name="P4"><text:span text:style-name="T25">בחר חפצים לפי הסדר עד שהתרמיל מתמלא.</text:span></text:p>
              </text:list-item>
            </text:list>
            <text:p xml:id="id32" text:id="id32" text:style-name="P4"><text:span text:style-name="T26">דוגמה נגדית (גודל התרמיל = </text:span><text:span text:style-name="T26">100</text:span><text:span text:style-name="T26">)</text:span><text:span text:style-name="T22">: </text:span></text:p>
            <text:p xml:id="id33" text:id="id33" text:style-name="P13"><text:span text:style-name="T21">$100/100k</text:span><text:span text:style-name="T22">, $20/2k, $20/2k, $20/2k … </text:span></text:p>
            <text:p xml:id="id34" text:id="id34" text:style-name="P4"><text:span text:style-name="T22">הראשון יזכה וישלם </text:span><text:span text:style-name="T22">$1000</text:span><text:span text:style-name="T22"> – יותר מהערך של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85cm" svg:x="0cm" svg:y="-0.021cm" presentation:class="title" presentation:user-transformed="true">
          <draw:text-box>
            <text:p text:style-name="P1"><text:span text:style-name="T7">מכרז ויקרי-קלארק-גרובס</text:span><text:span text:style-name="T7"><text:line-break/></text:span><text:span text:style-name="T7">למילוי תרמיל</text:span></text:p>
          </draw:text-box>
        </draw:frame>
        <draw:frame draw:style-name="gr7" draw:text-style-name="P14" draw:layer="layout" svg:width="27.492cm" svg:height="16.051cm" svg:x="0.508cm" svg:y="3.743cm">
          <draw:text-box>
            <text:p xml:id="id35" text:id="id35" text:style-name="P4"><text:span text:style-name="T20">כשיש </text:span><text:span text:style-name="T20">m</text:span><text:span text:style-name="T20"> חפצים, צריך לפתור </text:span><text:span text:style-name="T20">1</text:span><text:span text:style-name="T20">+</text:span><text:span text:style-name="T20">m</text:span><text:span text:style-name="T20"> בעיות-תרמיל.</text:span></text:p>
            <text:list text:style-name="L1">
              <text:list-item>
                <text:p xml:id="id36" text:id="id36" text:style-name="P4"><text:span text:style-name="T21">הבעיה</text:span><text:span text:style-name="T22">: בעיית התרמיל היא </text:span><text:span text:style-name="T22">NP</text:span><text:span text:style-name="T22">-קשה!</text:span></text:p>
              </text:list-item>
              <text:list-item>
                <text:p xml:id="id37" text:id="id37" text:style-name="P4"><text:span text:style-name="T20">פתרון אפשרי: </text:span><text:span text:style-name="T23">אלגוריתמי-קירוב</text:span><text:span text:style-name="T20">.</text:span></text:p>
              </text:list-item>
            </text:list>
            <text:p text:style-name="P4"><text:span text:style-name="T20"/></text:p>
            <text:p xml:id="id38" text:id="id38" text:style-name="P4"><text:span text:style-name="T27">אלגוריתם חמדני ב</text:span><text:span text:style-name="T28">:</text:span></text:p>
            <text:list text:continue-numbering="true" text:style-name="L1">
              <text:list-item>
                <text:p xml:id="id39" text:id="id39" text:style-name="P4"><text:span text:style-name="T28">סדר את החפצים בסדר יורד של </text:span><text:span text:style-name="T27">ערך/משקל</text:span><text:span text:style-name="T28">.</text:span></text:p>
              </text:list-item>
              <text:list-item>
                <text:p xml:id="id40" text:id="id40" text:style-name="P4"><text:span text:style-name="T28">בחר חפצים לפי הסדר עד שהתרמיל מתמלא.</text:span></text:p>
              </text:list-item>
            </text:list>
            <text:p xml:id="id41" text:id="id41" text:style-name="P4"><text:span text:style-name="T26">דוגמה נגדית</text:span><text:span text:style-name="T22">: </text:span></text:p>
            <text:p xml:id="id42" text:id="id42" text:style-name="P13"><text:span text:style-name="T21">$20/2k</text:span><text:span text:style-name="T22">, $100/100k.</text:span></text:p>
            <text:p xml:id="id43" text:id="id43" text:style-name="P4"><text:span text:style-name="T22">הראשון יזכה וישלם </text:span><text:span text:style-name="T22">$100</text:span><text:span text:style-name="T22"> – יותר מהערך של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85cm" svg:x="0cm" svg:y="-0.021cm" presentation:class="title" presentation:user-transformed="true">
          <draw:text-box>
            <text:p text:style-name="P1"><text:span text:style-name="T7">מכרז ויקרי-קלארק-גרובס</text:span><text:span text:style-name="T7"><text:line-break/></text:span><text:span text:style-name="T7">למילוי תרמיל</text:span></text:p>
          </draw:text-box>
        </draw:frame>
        <draw:frame draw:style-name="gr8" draw:text-style-name="P14" draw:layer="layout" svg:width="27.492cm" svg:height="17.693cm" svg:x="0.508cm" svg:y="3.743cm">
          <draw:text-box>
            <text:p xml:id="id44" text:id="id44" text:style-name="P4"><text:span text:style-name="T29">אלגוריתם א+ב</text:span><text:span text:style-name="T30">: הפעל את שני האלגוריתמים החמדניים. בחר את התוצאה עם הסכום הגבוה.</text:span></text:p>
            <text:p xml:id="id45" text:id="id45" text:style-name="P4"><text:span text:style-name="T27">משפט</text:span><text:span text:style-name="T28">: אלגוריתם א+ב נותן קירוב </text:span><text:span text:style-name="T28">1/2</text:span><text:span text:style-name="T28">.</text:span></text:p>
            <text:p xml:id="id46" text:id="id46" text:style-name="P4"><text:span text:style-name="T23">הוכחה</text:span><text:span text:style-name="T20">: נניח שאלגוריתם ב נתקע אחרי </text:span><text:span text:style-name="T20">k</text:span><text:span text:style-name="T20"> חפצים.</text:span><text:span text:style-name="T20"><text:line-break/></text:span><text:span text:style-name="T20">עם החפץ ה-</text:span><text:span text:style-name="T20">k+1</text:span><text:span text:style-name="T20"> – הסכום הוא מקסימלי++.</text:span></text:p>
            <text:p xml:id="id47" text:id="id47" text:style-name="P4"><text:span text:style-name="T20">הסכום של אלגוריתם א הוא לפחות החפץ ה-</text:span><text:span text:style-name="T20">k+1</text:span><text:span text:style-name="T20">.</text:span></text:p>
            <text:p xml:id="id48" text:id="id48" text:style-name="P4"><text:span text:style-name="T20"><text:s text:c="2"/>--&gt; <text:s/>הסכום של אלגוריתמים א+ב <text:s/></text:span><text:span text:style-name="T31">מקסימלי++.</text:span></text:p>
            <text:p xml:id="id49" text:id="id49" text:style-name="P4"><text:span text:style-name="T31"><text:s text:c="2"/>--&gt; <text:s/>הסכום של א </text:span><text:span text:style-name="T32">או</text:span><text:span text:style-name="T31"> ב הוא מקסימלי++ \ </text:span><text:span text:style-name="T31">2</text:span><text:span text:style-name="T31">. <text:s text:c="2"/></text:span></text:p>
            <text:p xml:id="id50" text:id="id50" text:style-name="P4"><text:span text:style-name="T26">כאלגוריתם – טוב, כמכרז – לא מוצלח. <text:s/>דוגמה</text:span><text:span text:style-name="T22">: </text:span></text:p>
            <text:p xml:id="id51" text:id="id51" text:style-name="P13"><text:span text:style-name="T21">$54/52k</text:span><text:span text:style-name="T22">, $52/51k, $49/49k.</text:span></text:p>
            <text:p xml:id="id52" text:id="id52" text:style-name="P4"><text:span text:style-name="T22">הראשון יזכה וישלם </text:span><text:span text:style-name="T22">$101</text:span><text:span text:style-name="T22"> – יותר מהערך של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8" draw:text-style-name="P15" draw:layer="layout" svg:width="28cm" svg:height="3.874cm" svg:x="0cm" svg:y="-0.066cm" presentation:class="title" presentation:user-transformed="true">
          <draw:text-box>
            <text:p text:style-name="P1"><text:span text:style-name="T33">מכרז מיירסון (</text:span><text:span text:style-name="T33">Myerson</text:span><text:span text:style-name="T33">)</text:span></text:p>
          </draw:text-box>
        </draw:frame>
        <draw:frame draw:style-name="gr9" draw:text-style-name="P16" draw:layer="layout" svg:width="27.686cm" svg:height="17.315cm" svg:x="0cm" svg:y="2.794cm">
          <draw:text-box>
            <text:p text:style-name="P4"><text:span text:style-name="T34">נתונים</text:span><text:span text:style-name="T12">:</text:span></text:p>
            <text:list text:style-name="L1">
              <text:list-item>
                <text:p text:style-name="P4"><text:span text:style-name="T12">כלל-בחירה הקובע לכל שחקן אם נבחר או לא:</text:span></text:p>
                <text:list>
                  <text:list-item>
                    <text:list>
                      <text:list-item>
                        <text:p text:style-name="P4"><text:span text:style-name="T35">"בחר את השלושה עם הערכים הגבוהים"</text:span><text:span text:style-name="T35"><text:tab/></text:span></text:p>
                      </text:list-item>
                      <text:list-item>
                        <text:p text:style-name="P4"><text:span text:style-name="T35">"בחר את המסלול הזול ביותר"</text:span></text:p>
                      </text:list-item>
                      <text:list-item>
                        <text:p text:style-name="P4"><text:span text:style-name="T35">"בחר בעזרת אלגוריתם חמדני א"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12">לכל משתתף יש </text:span><text:span text:style-name="T36">ערך ל”היבחרות”.</text:span></text:p>
              </text:list-item>
            </text:list>
            <text:p text:style-name="P4"><text:span text:style-name="T36"/></text:p>
            <text:p text:style-name="P4"><text:span text:style-name="T37">דרוש</text:span><text:span text:style-name="T38">: כלל-תשלום</text:span><text:span text:style-name="T39">,</text:span><text:span text:style-name="T39"><text:line-break/></text:span><text:span text:style-name="T39"> <text:s text:c="9"/>שאיתו המכרז יהיה אמיתי.</text:span></text:p>
            <text:p text:style-name="P4"><text:span text:style-name="T38"/></text:p>
            <text:p text:style-name="P4"><text:span text:style-name="T40">האם לכל כלל-בחירה קיים</text:span><text:span text:style-name="T40"><text:line-break/></text:span><text:span text:style-name="T40"> <text:s text:c="9"/>כלל-תשלום אמיתי?</text:span></text:p>
          </draw:text-box>
        </draw:frame>
        <draw:custom-shape draw:style-name="gr10" draw:text-style-name="P18" draw:layer="layout" svg:width="9.652cm" svg:height="11.547cm" svg:x="0cm" svg:y="9.281cm">
          <text:p text:style-name="P17"><text:span text:style-name="T41"><text:s text:c="8"/>כלל-בחירה-</text:span><text:span text:style-name="T41"><text:line-break/></text:span><text:span text:style-name="T41">נתון</text:span></text:p>
          <text:p text:style-name="P17"><text:span text:style-name="T42"/></text:p>
          <text:p text:style-name="P17"><text:span text:style-name="T43"><text:s text:c="5"/>כלל-תשלום-</text:span></text:p>
          <text:p text:style-name="P17"><text:span text:style-name="T43"><text:s/>צריך למצו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9" draw:layer="layout" svg:x1="7.366cm" svg:y1="15.494cm" svg:x2="0cm" svg:y2="15.24cm">
          <text:p/>
        </draw:line>
        <draw:frame draw:style-name="gr12" draw:text-style-name="P19" draw:layer="layout" svg:width="1.27cm" svg:height="6.823cm" svg:x="7.874cm" svg:y="11.684cm">
          <draw:text-box>
            <text:p><text:span text:style-name="T44">מכרז</text:span></text:p>
          </draw:text-box>
        </draw:frame>
        <draw:line draw:style-name="gr11" draw:text-style-name="P9" draw:layer="layout" svg:x1="7.366cm" svg:y1="9.906cm" svg:x2="7.62cm" svg:y2="19.812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8" draw:text-style-name="P15" draw:layer="layout" svg:width="28cm" svg:height="3.874cm" svg:x="0cm" svg:y="-0.066cm" presentation:class="title" presentation:user-transformed="true">
          <draw:text-box>
            <text:p text:style-name="P1"><text:span text:style-name="T33">כלל-בחירה מונוטוני</text:span></text:p>
          </draw:text-box>
        </draw:frame>
        <draw:frame draw:style-name="gr9" draw:text-style-name="P10" draw:layer="layout" svg:width="27.432cm" svg:height="17.315cm" svg:x="0.295cm" svg:y="3.564cm">
          <draw:text-box>
            <text:p xml:id="id53" text:id="id53" text:style-name="P4"><text:span text:style-name="T45">הגדרה</text:span><text:span text:style-name="T12">: כלל-בחירה נקרא </text:span><text:span text:style-name="T46">מונוטוני </text:span><text:span text:style-name="T12">אם, עבור כל שחקן </text:span><text:span text:style-name="T47">i</text:span><text:span text:style-name="T47">, הכלל הוא פונקציה מונוטונית</text:span><text:span text:style-name="T12">-עולה של </text:span><text:span text:style-name="T47">v</text:span><text:span text:style-name="T48">i</text:span><text:span text:style-name="T47">.</text:span></text:p>
            <text:list text:style-name="L1">
              <text:list-item>
                <text:p xml:id="id54" text:id="id54" text:style-name="P4"><text:span text:style-name="T49">כלל-בחירה </text:span><text:span text:style-name="T50">בינארי</text:span><text:span text:style-name="T47"> הוא</text:span><text:span text:style-name="T49"> מונוטוני </text:span><text:span text:style-name="T47">אם </text:span><text:span text:style-name="T51">עבור כל שחקן </text:span><text:span text:style-name="T51">i</text:span><text:span text:style-name="T51">, אם הוא נבחר </text:span><text:span text:style-name="T47">כשהערך שלו </text:span><text:span text:style-name="T50">x</text:span><text:span text:style-name="T47">, אז הוא נבחר גם כשהערך שלו הוא כל מספר הגדול מ</text:span><text:span text:style-name="T12">-</text:span><text:span text:style-name="T52">x</text:span><text:span text:style-name="T12">.</text:span></text:p>
              </text:list-item>
            </text:list>
            <text:p xml:id="id55" text:id="id55" text:style-name="P4"><text:span text:style-name="T53">דוגמאות לכללים מונוטוניים:</text:span></text:p>
            <text:list text:continue-numbering="true" text:style-name="L1">
              <text:list-item>
                <text:p xml:id="id56" text:id="id56" text:style-name="P4"><text:span text:style-name="T53">בחר את </text:span><text:span text:style-name="T53">3</text:span><text:span text:style-name="T53"> הערכים הגדולים ביותר.</text:span></text:p>
              </text:list-item>
              <text:list-item>
                <text:p xml:id="id57" text:id="id57" text:style-name="P4"><text:span text:style-name="T53">בחר את הערך הגדול ביותר, בתנאי שהוא מעל </text:span><text:span text:style-name="T53">10</text:span><text:span text:style-name="T53">.</text:span></text:p>
              </text:list-item>
              <text:list-item>
                <text:p xml:id="id58" text:id="id58" text:style-name="P4"><text:span text:style-name="T53">בחר בעזרת אלגוריתם חמדני א / ב / א+ב.</text:span></text:p>
              </text:list-item>
            </text:list>
            <text:p xml:id="id59" text:id="id59" text:style-name="P4"><text:span text:style-name="T54">דוגמאות לכללים לא מונוטוניים:</text:span></text:p>
            <text:list text:continue-numbering="true" text:style-name="L1">
              <text:list-item>
                <text:p xml:id="id60" text:id="id60" text:style-name="P4"><text:span text:style-name="T54">בחר את הערך השני מלמעלה.</text:span></text:p>
              </text:list-item>
              <text:list-item>
                <text:p xml:id="id61" text:id="id61" text:style-name="P4"><text:span text:style-name="T54">בחר את הערך הגדול ביותר, אם הוא מתחת ל-</text:span><text:span text:style-name="T54">7</text:span><text:span text:style-name="T5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text-style-name="P15" draw:layer="layout" svg:width="28cm" svg:height="3.874cm" svg:x="0cm" svg:y="-0.066cm" presentation:class="title" presentation:user-transformed="true">
          <draw:text-box>
            <text:p text:style-name="P1"><text:span text:style-name="T33">משפט מיירסון</text:span></text:p>
          </draw:text-box>
        </draw:frame>
        <draw:frame draw:style-name="gr13" draw:text-style-name="P10" draw:layer="layout" svg:width="27.432cm" svg:height="14.471cm" svg:x="0.295cm" svg:y="3.564cm">
          <draw:text-box>
            <text:p text:style-name="P4"><text:span text:style-name="T34">משפט מיירסון</text:span><text:span text:style-name="T36">: <text:s/></text:span><text:span text:style-name="T55">מונוטוניות היא תנאי הכרחי ומספיק לאמיתיות. <text:s text:c="3"/>כלומר:</text:span></text:p>
            <text:p text:style-name="P4"><text:span text:style-name="T54">(א) לכל כלל-בחירה לא-מונוטוני -</text:span><text:span text:style-name="T54"><text:line-break/></text:span><text:span text:style-name="T54"> <text:s text:c="37"/>אין כלל-תשלום אמיתי.</text:span></text:p>
            <text:p text:style-name="P4"><text:span text:style-name="T53">(ב) לכל כלל-בחירה מונוטוני -</text:span><text:span text:style-name="T53"><text:line-break/></text:span><text:span text:style-name="T53"> <text:s text:c="19"/>קיים כלל-תשלום אמיתי, והוא יחיד.</text:span></text:p>
            <text:p text:style-name="P4"><text:span text:style-name="T54"/></text:p>
            <text:p text:style-name="P4"><text:span text:style-name="T36">בשקפים הבאים: </text:span></text:p>
            <text:list text:style-name="L1">
              <text:list-item>
                <text:p text:style-name="P4"><text:span text:style-name="T36">נוכיח את משפט מיירסון.</text:span></text:p>
              </text:list-item>
              <text:list-item>
                <text:p text:style-name="P4"><text:span text:style-name="T36">נגדיר במדוייק את כלל-התשלומים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7" draw:text-style-name="P6" draw:layer="layout" svg:width="28cm" svg:height="3.008cm" svg:x="0cm" svg:y="0.367cm" presentation:class="title" presentation:user-transformed="true">
          <draw:text-box>
            <text:p text:style-name="P1"><text:span text:style-name="T7">הוכחת משפט מיירסון</text:span></text:p>
          </draw:text-box>
        </draw:frame>
        <draw:frame draw:style-name="gr14" draw:text-style-name="P16" draw:layer="layout" svg:width="27.432cm" svg:height="16.756cm" svg:x="0.295cm" svg:y="3.564cm">
          <draw:text-box>
            <text:p text:style-name="P4"><text:span text:style-name="T36">סימונים: </text:span></text:p>
            <text:list text:style-name="L1">
              <text:list-item>
                <text:p text:style-name="P4"><text:span text:style-name="T56">כלל-הבחירה – </text:span><text:span text:style-name="T57">c</text:span><text:span text:style-name="T57"> - </text:span><text:span text:style-name="T56">פונקציה המקבלת כקלט את הערכים של כל המשתתפים, ומחזירה וקטור בינארי (</text:span><text:span text:style-name="T58">1</text:span><text:span text:style-name="T58"> = “ברכותיי, נבחרת!”). <text:s text:c="3"/></text:span><text:span text:style-name="T57">c</text:span><text:span text:style-name="T58"> נתון וקבוע.</text:span></text:p>
              </text:list-item>
              <text:list-item>
                <text:p text:style-name="P4"><text:span text:style-name="T59">כלל התשלום – </text:span><text:span text:style-name="T60">p</text:span><text:span text:style-name="T59"> - פונקציה המקבלת כקלט את הערכים של כל המשתתפים, ומחזירה וקטור מספרי של תשלומים. </text:span><text:span text:style-name="T61"><text:s text:c="6"/>את </text:span><text:span text:style-name="T60">p</text:span><text:span text:style-name="T61"> אנחנו מחפשים.</text:span></text:p>
              </text:list-item>
            </text:list>
            <text:p text:style-name="P4"><text:span text:style-name="T6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text-style-name="P6" draw:layer="layout" svg:width="28cm" svg:height="3.008cm" svg:x="0cm" svg:y="0.367cm" presentation:class="title" presentation:user-transformed="true">
          <draw:text-box>
            <text:p text:style-name="P1"><text:span text:style-name="T7">הוכחת משפט מיירסון - המשך</text:span></text:p>
          </draw:text-box>
        </draw:frame>
        <draw:frame draw:style-name="gr15" draw:text-style-name="P16" draw:layer="layout" svg:width="28cm" svg:height="17.577cm" svg:x="0cm" svg:y="3.564cm">
          <draw:text-box>
            <text:p text:style-name="P4"><text:span text:style-name="T63">התועלת של משתתף עם ערך </text:span><text:span text:style-name="T64">v</text:span><text:span text:style-name="T63"> שאומר </text:span><text:span text:style-name="T64">x</text:span><text:span text:style-name="T63"> היא:</text:span></text:p>
            <text:p text:style-name="P20"><text:span text:style-name="T64">v*c(x) – p(x)</text:span></text:p>
            <text:p text:style-name="P4"><text:span text:style-name="T65">במכרז אמיתי, חייב להתקיים:</text:span></text:p>
            <text:p text:style-name="P20"><text:span text:style-name="T64">v*c(v) – p(v) <text:s/></text:span><text:span text:style-name="T66">≥</text:span><text:span text:style-name="T64"> <text:s/>v*c(x) - p(x)</text:span></text:p>
            <text:p text:style-name="P4"><text:span text:style-name="T59">התועלת של משתתף עם ערך </text:span><text:span text:style-name="T61">x</text:span><text:span text:style-name="T59"> שאומר </text:span><text:span text:style-name="T61">v</text:span><text:span text:style-name="T59"> היא:</text:span></text:p>
            <text:p text:style-name="P20"><text:span text:style-name="T61">x*c(v) – p(v)</text:span></text:p>
            <text:p text:style-name="P4"><text:span text:style-name="T61">במכרז אמיתי חייב להתקיים:</text:span></text:p>
            <text:p text:style-name="P20"><text:span text:style-name="T61">x*c(x) – p(x) ≥ x*c(v) – p(v)</text:span></text:p>
            <text:p text:style-name="P4"><text:span text:style-name="T67">מחברים את המשוואות ומקבלים:</text:span></text:p>
            <text:p text:style-name="P20"><text:span text:style-name="T68">v*[c(v)–c(x)] <text:s text:c="2"/>≥ <text:s text:c="2"/>p(v)-p(x) <text:s text:c="2"/>≥ <text:s/>x*[c(v) – c(x)]</text:span></text:p>
          </draw:text-box>
        </draw:frame>
        <draw:line draw:style-name="gr16" draw:text-style-name="P21" draw:layer="layout" svg:x1="6.858cm" svg:y1="19.304cm" svg:x2="1.016cm" svg:y2="19.304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text-style-name="P6" draw:layer="layout" svg:width="28cm" svg:height="3.008cm" svg:x="0cm" svg:y="0.367cm" presentation:class="title" presentation:user-transformed="true">
          <draw:text-box>
            <text:p text:style-name="P1"><text:span text:style-name="T7">הוכחת משפט מיירסון - המשך</text:span></text:p>
          </draw:text-box>
        </draw:frame>
        <draw:frame draw:style-name="gr17" draw:text-style-name="P24" draw:layer="layout" svg:width="28cm" svg:height="17.929cm" svg:x="0cm" svg:y="3.048cm">
          <draw:text-box>
            <text:p text:style-name="P4"><text:span text:style-name="T69">נתון</text:span><text:span text:style-name="T67">: כלל-בחירה </text:span><text:span text:style-name="T67">c</text:span><text:span text:style-name="T67">. <text:s/></text:span><text:span text:style-name="T69">דרוש</text:span><text:span text:style-name="T67">: כלל-תשלום אמיתי </text:span><text:span text:style-name="T67">p</text:span><text:span text:style-name="T67">: </text:span></text:p>
            <text:p text:style-name="P17"><text:span text:style-name="T70">v[c(v)–c(x)] <text:s text:c="2"/>≥ <text:s text:c="2"/>p(v)-p(x) <text:s text:c="2"/>≥ <text:s/>x[c(v) – c(x)]</text:span></text:p>
            <text:p text:style-name="P4"><text:span text:style-name="T69"/></text:p>
            <text:p text:style-name="P4"><text:span text:style-name="T71">מצב </text:span><text:span text:style-name="T62">א</text:span><text:span text:style-name="T72">: </text:span><text:span text:style-name="T49">c(v)=c(x)</text:span><text:span text:style-name="T49">:</text:span></text:p>
            <text:p text:style-name="P20"><text:span text:style-name="T73">0 <text:s/>≥ <text:s text:c="2"/>p(v)-p(x) <text:s text:c="2"/>≥ <text:s/>0</text:span></text:p>
            <text:p text:style-name="P4"><text:span text:style-name="T72">מכאן: </text:span><text:span text:style-name="T49">p(v)=p(x)</text:span><text:span text:style-name="T49"> - התשלום על בחירה לא תלוי בערך.</text:span></text:p>
            <text:p text:style-name="P4"><text:span text:style-name="T49"/></text:p>
            <text:p text:style-name="P22"><text:span text:style-name="T50">מצב ב</text:span><text:span text:style-name="T72">: </text:span><text:span text:style-name="T49">c(v)&gt;c(x)</text:span><text:span text:style-name="T49">, כלומר</text:span><text:span text:style-name="T72"> </text:span><text:span text:style-name="T49">c(v)=1</text:span><text:span text:style-name="T49"> וגם</text:span><text:span text:style-name="T72"> </text:span><text:span text:style-name="T49">c(x)=0</text:span><text:span text:style-name="T49">:</text:span></text:p>
            <text:p text:style-name="P23"><text:span text:style-name="T70">v <text:s/>≥ <text:s text:c="2"/>p(v)-p(x) <text:s text:c="2"/>≥ <text:s/>x</text:span></text:p>
            <text:p text:style-name="P22"><text:span text:style-name="T49">מכאן: </text:span><text:span text:style-name="T49">v&gt;x</text:span><text:span text:style-name="T49"> –</text:span><text:span text:style-name="T72"> הפונקציה </text:span><text:span text:style-name="T49">c</text:span><text:span text:style-name="T49"> חייבת להיות </text:span><text:span text:style-name="T50">מונוטונית</text:span><text:span text:style-name="T72">.</text:span></text:p>
            <text:p text:style-name="P22"><text:span text:style-name="T74">נשים את </text:span><text:span text:style-name="T74">x</text:span><text:span text:style-name="T74"> קצת מתחת ל"סף" ואת </text:span><text:span text:style-name="T74">v</text:span><text:span text:style-name="T74"> קצת מעל ל"סף", ונקבל: </text:span><text:span text:style-name="T75">p(v)-p(x)</text:span><text:span text:style-name="T59"> חייב להיות שווה לערך הסף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text-style-name="P6" draw:layer="layout" svg:width="28cm" svg:height="3.008cm" svg:x="0cm" svg:y="0.367cm" presentation:class="title" presentation:user-transformed="true">
          <draw:text-box>
            <text:p text:style-name="P1"><text:span text:style-name="T7">משפט מיירסון – ערך הסף</text:span></text:p>
          </draw:text-box>
        </draw:frame>
        <draw:frame draw:style-name="gr17" draw:text-style-name="P24" draw:layer="layout" svg:width="28cm" svg:height="17.929cm" svg:x="0cm" svg:y="3.048cm">
          <draw:text-box>
            <text:p text:style-name="P4"><text:span text:style-name="T76">ערך הסף </text:span><text:span text:style-name="T77">= הערך שבו הפונקציה </text:span><text:span text:style-name="T77">c</text:span><text:span text:style-name="T77"> </text:span><text:span text:style-name="T77"><text:line-break/></text:span><text:span text:style-name="T77"> <text:s text:c="18"/>מתחלפת מ-</text:span><text:span text:style-name="T77">0</text:span><text:span text:style-name="T77"> ל-</text:span><text:span text:style-name="T77">1</text:span><text:span text:style-name="T77">. </text:span></text:p>
            <text:p text:style-name="P4"><text:span text:style-name="T49"/></text:p>
            <text:p text:style-name="P22"><text:span text:style-name="T72">ערך-הסף יכול להיות שונה משחקן לשחקן. דוגמאות:</text:span></text:p>
            <text:list text:style-name="L1">
              <text:list-item>
                <text:p text:style-name="P25"><text:span text:style-name="T49">אם הכלל הוא </text:span><text:span text:style-name="T72">"בחר את כל הערכים הגדולים מ-</text:span><text:span text:style-name="T72">10</text:span><text:span text:style-name="T49">", </text:span><text:span text:style-name="T72">אז ערך-הסף לכל השחקנים הוא </text:span><text:span text:style-name="T72">10</text:span><text:span text:style-name="T49">.</text:span></text:p>
              </text:list-item>
              <text:list-item>
                <text:p text:style-name="P25"><text:span text:style-name="T49">אם הכלל הוא </text:span><text:span text:style-name="T72">"בחר את הערך הגבוה ביותר", אז ערך-הסף של הנבחר הוא המחיר השני.</text:span></text:p>
              </text:list-item>
              <text:list-item>
                <text:p text:style-name="P25"><text:span text:style-name="T49">א</text:span><text:span text:style-name="T72">ם הכלל הוא "הרץ אלגוריתם חמדני ב", אז ערך-הסף של כל שחקן יהיה תלוי במשקל שלו.</text:span></text:p>
              </text:list-item>
            </text:list>
            <text:p text:style-name="P22"><text:span text:style-name="T4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text-style-name="P6" draw:layer="layout" svg:width="28cm" svg:height="3.008cm" svg:x="0cm" svg:y="0.367cm" presentation:class="title" presentation:user-transformed="true">
          <draw:text-box>
            <text:p text:style-name="P1"><text:span text:style-name="T7">הוכחת משפט מיירסון - סיום</text:span></text:p>
          </draw:text-box>
        </draw:frame>
        <draw:frame draw:style-name="gr18" draw:text-style-name="P16" draw:layer="layout" svg:width="28.1cm" svg:height="18.737cm" svg:x="-0.1cm" svg:y="2.519cm">
          <draw:text-box>
            <text:p xml:id="id62" text:id="id62" text:style-name="P22"><text:span text:style-name="T78">מצאנו כלל-תשלום אחד ויחיד המועמד להיות אמיתי:</text:span></text:p>
            <text:list text:style-name="L1">
              <text:list-item>
                <text:p text:style-name="P22"><text:span text:style-name="T78">לכל שחקן </text:span><text:span text:style-name="T78">I</text:span><text:span text:style-name="T78"> יש ערך-סף מסויים </text:span><text:span text:style-name="T78">t</text:span><text:span text:style-name="T79">i</text:span><text:span text:style-name="T78">.</text:span></text:p>
              </text:list-item>
              <text:list-item>
                <text:p text:style-name="P22"><text:span text:style-name="T78">אם </text:span><text:span text:style-name="T78">v</text:span><text:span text:style-name="T79">i</text:span><text:span text:style-name="T78"> &gt; t</text:span><text:span text:style-name="T79">i</text:span><text:span text:style-name="T78">, אז השחקן נבחר ומשלם </text:span><text:span text:style-name="T78">t</text:span><text:span text:style-name="T79">i</text:span><text:span text:style-name="T78">.</text:span></text:p>
              </text:list-item>
              <text:list-item>
                <text:p text:style-name="P22"><text:span text:style-name="T78">אחרת, השחקן לא נבחר ולא משלם.</text:span><text:span text:style-name="T78"><text:line-break/></text:span><text:span text:style-name="T78"/></text:p>
              </text:list-item>
            </text:list>
            <text:p text:style-name="P4"><text:span text:style-name="T80">הוכחה שכלל-תשלום זה הוא אמיתי:</text:span></text:p>
            <text:list text:continue-numbering="true" text:style-name="L1">
              <text:list-item>
                <text:p text:style-name="P26"><text:span text:style-name="T81">אם נבחרת</text:span><text:span text:style-name="T80"> ותכריז מעל </text:span><text:span text:style-name="T81">t</text:span><text:span text:style-name="T82">i</text:span><text:span text:style-name="T81">, או לא נבחרת</text:span><text:span text:style-name="T80"> ותכריז מתחת ל </text:span><text:span text:style-name="T81">t</text:span><text:span text:style-name="T82">i</text:span><text:span text:style-name="T81"> - כלום לא ישתנה.</text:span><text:span text:style-name="T80"> </text:span></text:p>
              </text:list-item>
              <text:list-item>
                <text:p text:style-name="P26"><text:span text:style-name="T81">אם נבחרת</text:span><text:span text:style-name="T80">, ותכריז מתחת ל-</text:span><text:span text:style-name="T81">t</text:span><text:span text:style-name="T82">i</text:span><text:span text:style-name="T81"> - לא תיבחר, <text:s/>והתועלת שלך תהיה </text:span><text:span text:style-name="T80">0</text:span><text:span text:style-name="T81">, אבל </text:span><text:span text:style-name="T80">קודם התועלת שלך היתה חיובית </text:span><text:span text:style-name="T81">(כי</text:span><text:span text:style-name="T80"> </text:span><text:span text:style-name="T81">v</text:span><text:span text:style-name="T82">i</text:span><text:span text:style-name="T81"> &gt; t</text:span><text:span text:style-name="T82">i</text:span><text:span text:style-name="T81">).</text:span></text:p>
              </text:list-item>
              <text:list-item>
                <text:p text:style-name="P26"><text:span text:style-name="T81">אם לא נבחרת</text:span><text:span text:style-name="T80">, ותכריז מעל </text:span><text:span text:style-name="T81">t</text:span><text:span text:style-name="T82">i</text:span><text:span text:style-name="T81"> - תיבחר ותשלם</text:span><text:span text:style-name="T80"> </text:span><text:span text:style-name="T81">t</text:span><text:span text:style-name="T82">i</text:span><text:span text:style-name="T81">, והתועלת שלך תהיה שלילית</text:span><text:span text:style-name="T80"> </text:span><text:span text:style-name="T81">(כי</text:span><text:span text:style-name="T80"> </text:span><text:span text:style-name="T81">v</text:span><text:span text:style-name="T82">i</text:span><text:span text:style-name="T81"> &lt; t</text:span><text:span text:style-name="T82">i</text:span><text:span text:style-name="T81">). <text:s text:c="5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9" draw:text-style-name="P6" draw:layer="layout" svg:width="28cm" svg:height="2.173cm" svg:x="0cm" svg:y="0.367cm" presentation:class="title" presentation:user-transformed="true">
          <draw:text-box>
            <text:p text:style-name="P1"><text:span text:style-name="T7">מכרז מיירסון למילוי תרמיל</text:span></text:p>
          </draw:text-box>
        </draw:frame>
        <draw:frame draw:style-name="gr19" draw:text-style-name="P10" draw:layer="layout" svg:width="26.416cm" svg:height="18.941cm" svg:x="1.27cm" svg:y="2.395cm">
          <draw:text-box>
            <text:p text:style-name="P4"><text:span text:style-name="T34">הנחה</text:span><text:span text:style-name="T36">: המשקל של כל משתתף ידוע. <text:s text:c="2"/>כל משתתף צריך להגיד רק את הערך שלו.</text:span></text:p>
            <text:p text:style-name="P4"><text:span text:style-name="T83">אלגוריתם חמדני א</text:span><text:span text:style-name="T63">:</text:span></text:p>
            <text:list text:style-name="L1">
              <text:list-item>
                <text:p text:style-name="P4"><text:span text:style-name="T10">סדר את החפצים בסדר יורד של הערך.</text:span></text:p>
              </text:list-item>
              <text:list-item>
                <text:p text:style-name="P4"><text:span text:style-name="T10">בחר חפצים לפי הסדר עד שהתרמיל מתמלא.</text:span></text:p>
              </text:list-item>
            </text:list>
            <text:p text:style-name="P13"><text:span text:style-name="T84">$100/100k</text:span><text:span text:style-name="T85">, <text:s text:c="2"/>$20/2k, <text:s text:c="2"/>$20/2k, <text:s text:c="2"/>$20/2k … </text:span></text:p>
            <text:p text:style-name="P4"><text:span text:style-name="T85">הראשון נבחר ומשלם את ערך הסף שלו - </text:span><text:span text:style-name="T85">$20</text:span><text:span text:style-name="T85">.</text:span></text:p>
            <text:p text:style-name="P4"><text:span text:style-name="T86">אלגוריתם חמדני ב</text:span><text:span text:style-name="T87">:</text:span></text:p>
            <text:list text:continue-numbering="true" text:style-name="L1">
              <text:list-item>
                <text:p text:style-name="P4"><text:span text:style-name="T87">סדר את החפצים בסדר יורד של </text:span><text:span text:style-name="T86">ערך/משקל</text:span><text:span text:style-name="T87">.</text:span></text:p>
              </text:list-item>
              <text:list-item>
                <text:p text:style-name="P4"><text:span text:style-name="T87">בחר חפצים לפי הסדר עד שהתרמיל מתמלא.</text:span></text:p>
              </text:list-item>
            </text:list>
            <text:p><text:span text:style-name="T88">$20/2k, <text:s text:c="3"/>$5/1k, <text:s text:c="2"/></text:span><text:span text:style-name="T89">$100/100k.</text:span></text:p>
            <text:p text:style-name="P4"><text:span text:style-name="T35">שני הראשונים נבחרים:</text:span><text:span text:style-name="T35"><text:line-break/></text:span><text:span text:style-name="T35"> <text:s text:c="2"/>הראשון משלם </text:span><text:span text:style-name="T35">$2</text:span><text:span text:style-name="T35">, השני משלם </text:span><text:span text:style-name="T35">$1</text:span><text:span text:style-name="T35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9" draw:text-style-name="P6" draw:layer="layout" svg:width="28cm" svg:height="2.173cm" svg:x="0cm" svg:y="0.367cm" presentation:class="title" presentation:user-transformed="true">
          <draw:text-box>
            <text:p text:style-name="P1"><text:span text:style-name="T7">מכרז מיירסון למילוי תרמיל</text:span></text:p>
          </draw:text-box>
        </draw:frame>
        <draw:frame draw:style-name="gr20" draw:text-style-name="P27" draw:layer="layout" svg:width="26.416cm" svg:height="14.834cm" svg:x="1.016cm" svg:y="2.54cm">
          <draw:text-box>
            <text:list text:style-name="L1">
              <text:list-item>
                <text:p text:style-name="P4"><text:span text:style-name="T90">אלגוריתם א+ב</text:span><text:span text:style-name="T91">: הפעל את שני האלגוריתמים החמדניים. בחר את התוצאה עם הסכום הגבוה.</text:span></text:p>
              </text:list-item>
            </text:list>
            <text:p text:style-name="P13"><text:span text:style-name="T92">$54/52k</text:span><text:span text:style-name="T93">, $52/51k, $49/49k.</text:span></text:p>
            <text:p text:style-name="P4"><text:span text:style-name="T93">הראשון זוכה ומשלם: <text:s text:c="2"/></text:span><text:span text:style-name="T93">$52</text:span><text:span text:style-name="T93"> * (</text:span><text:span text:style-name="T93">52k/51k</text:span><text:span text:style-name="T93">)</text:span></text:p>
            <text:p text:style-name="P13"><text:span text:style-name="T94">$100/100k, <text:s/>$20/2k, <text:s/>$20/2k.</text:span></text:p>
            <text:p text:style-name="P4"><text:span text:style-name="T94">הראשון זוכה ומשלם </text:span><text:span text:style-name="T94">$40</text:span><text:span text:style-name="T94">. <text:s/></text:span></text:p>
            <text:p text:style-name="P13"><text:span text:style-name="T95">$100/100k, $60/2k, <text:s/>$60/2k.</text:span></text:p>
            <text:p text:style-name="P4"><text:span text:style-name="T95">שני האחרונים זוכים ומשלמים: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text-style-name="P6" draw:layer="layout" svg:width="28cm" svg:height="3.008cm" svg:x="0cm" svg:y="0.367cm" presentation:class="title" presentation:user-transformed="true">
          <draw:text-box>
            <text:p text:style-name="P1"><text:span text:style-name="T7">ויקרי-קלארק-גרובס לעומת מיירסון</text:span></text:p>
          </draw:text-box>
        </draw:frame>
        <draw:frame draw:style-name="standard" draw:layer="layout" svg:width="25.652cm" svg:height="14.236cm" svg:x="1.778cm" svg:y="3.3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96">מיירסון</text:span></text:p>
              </table:table-cell>
              <table:table-cell>
                <text:p text:style-name="P17"><text:span text:style-name="T96">וק”ג</text:span></text:p>
              </table:table-cell>
              <table:table-cell/>
            </table:table-row>
            <table:table-row table:style-name="ro2" table:default-cell-style-name="ce1">
              <table:table-cell table:style-name="ce2">
                <text:p text:style-name="P17"><text:span text:style-name="T97">אחד</text:span></text:p>
              </table:table-cell>
              <table:table-cell>
                <text:p text:style-name="P17"><text:span text:style-name="T98">הרבה</text:span></text:p>
                <text:p text:style-name="P17"><text:span text:style-name="T99">(למשל:</text:span><text:span text:style-name="T99"><text:line-break/></text:span><text:span text:style-name="T99">בחירת מסעדה)</text:span></text:p>
              </table:table-cell>
              <table:table-cell>
                <text:p text:style-name="P17"><text:span text:style-name="T96">פרמטרים לכל שחקן</text:span></text:p>
              </table:table-cell>
            </table:table-row>
            <table:table-row table:style-name="ro3">
              <table:table-cell table:style-name="ce3">
                <text:p text:style-name="P17"><text:span text:style-name="T98">כל כלל מונוטוני</text:span></text:p>
                <text:p text:style-name="P17"><text:span text:style-name="T100">(למשל:</text:span><text:span text:style-name="T100"><text:line-break/></text:span><text:span text:style-name="T100">קירוב בעיית התרמיל, מיקסום רווח)</text:span></text:p>
              </table:table-cell>
              <table:table-cell table:style-name="ce2">
                <text:p text:style-name="P17"><text:span text:style-name="T97">מיקסום סכום ערכים</text:span></text:p>
              </table:table-cell>
              <table:table-cell table:style-name="ce1">
                <text:p text:style-name="P17"><text:span text:style-name="T96">כלל בחיר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" svg:font-family="Arial"/>
    <style:font-face style:name="Nachlieli CLM2" svg:font-family="'Nachlieli CLM'"/>
    <style:font-face style:name="Arial2" svg:font-family="Arial" style:font-family-generic="decorative"/>
    <style:font-face style:name="ＭＳ Ｐゴシック1" svg:font-family="'ＭＳ Ｐゴシック'" style:font-family-generic="decorative"/>
    <style:font-face style:name="Liberation Sans3" svg:font-family="'Liberation Sans'" style:font-adornments="Regular" style:font-family-generic="swiss"/>
    <style:font-face style:name="Monospace" svg:font-family="Monospace" style:font-pitch="fixed"/>
    <style:font-face style:name="ＭＳ Ｐゴシック" svg:font-family="'ＭＳ Ｐゴシック'" style:font-pitch="fixed"/>
    <style:font-face style:name="David CLM" svg:font-family="'David CLM'" style:font-pitch="variable"/>
    <style:font-face style:name="Liberation Sans4" svg:font-family="'Liberation Sans', Arial" style:font-pitch="variable"/>
    <style:font-face style:name="Nachlieli CLM1" svg:font-family="'Nachlieli CLM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List_20_Heading" style:display-name="List Heading" style:family="graphic">
      <style:paragraph-properties fo:margin-left="0cm" fo:margin-right="0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List_20_Contents" style:display-name="List Contents" style:family="graphic">
      <style:paragraph-properties fo:margin-left="1.764cm" fo:margin-right="0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x_7e_LT_7e_Hintergrund" style:display-name="tx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tx_7e_LT_7e_Hintergrundobjekte" style:display-name="tx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tx_7e_LT_7e_Notizen" style:display-name="tx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Untertitel" style:display-name="tx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Titel" style:display-name="tx~LT~Titel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Gliederung_20_9" style:display-name="tx~LT~Gliederung 9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8" style:display-name="tx~LT~Gliederung 8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7" style:display-name="tx~LT~Gliederung 7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6" style:display-name="tx~LT~Gliederung 6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5" style:display-name="tx~LT~Gliederung 5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4" style:display-name="tx~LT~Gliederung 4" style:family="graphic">
      <style:paragraph-properties fo:margin-left="0cm" fo:margin-right="0cm" fo:margin-top="0.351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3" style:display-name="tx~LT~Gliederung 3" style:family="graphic">
      <style:paragraph-properties fo:margin-left="0cm" fo:margin-right="0cm" fo:margin-top="0.529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2" style:display-name="tx~LT~Gliederung 2" style:family="graphic">
      <style:paragraph-properties fo:margin-left="0cm" fo:margin-right="0cm" fo:margin-top="0.706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1" style:display-name="tx~LT~Gliederung 1" style:family="graphic">
      <style:paragraph-properties fo:margin-left="0cm" fo:margin-right="0cm" fo:margin-top="0.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5f_3" style:display-name="Default_3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5f_2" style:display-name="Default_2" style:family="graphic">
      <style:paragraph-properties fo:margin-left="0cm" fo:margin-right="0cm" fo:margin-top="0cm" fo:margin-bottom="0cm" fo:line-height="91%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Hintergrund" style:display-name="blank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blank_7e_LT_7e_Hintergrundobjekte" style:display-name="blank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blank_7e_LT_7e_Notizen" style:display-name="blank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Untertitel" style:display-name="blank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Titel" style:display-name="blank~LT~Titel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Gliederung_20_9" style:display-name="blank~LT~Gliederung 9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8" style:display-name="blank~LT~Gliederung 8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7" style:display-name="blank~LT~Gliederung 7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6" style:display-name="blank~LT~Gliederung 6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5" style:display-name="blank~LT~Gliederung 5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4" style:display-name="blank~LT~Gliederung 4" style:family="graphic">
      <style:paragraph-properties fo:margin-left="0cm" fo:margin-right="0cm" fo:margin-top="0.351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3" style:display-name="blank~LT~Gliederung 3" style:family="graphic">
      <style:paragraph-properties fo:margin-left="0cm" fo:margin-right="0cm" fo:margin-top="0.529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2" style:display-name="blank~LT~Gliederung 2" style:family="graphic">
      <style:paragraph-properties fo:margin-left="0cm" fo:margin-right="0cm" fo:margin-top="0.706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1" style:display-name="blank~LT~Gliederung 1" style:family="graphic">
      <style:paragraph-properties fo:margin-left="0cm" fo:margin-right="0cm" fo:margin-top="0.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3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3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30pt" style:language-asian="en" style:country-asian="US" style:font-style-asian="normal" style:font-weight-asian="normal" style:font-name-complex="ＭＳ Ｐゴシック1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5.3999996185303pt" fo:letter-spacing="normal" fo:font-style="normal" style:text-underline-style="none" fo:font-weight="normal" style:font-name-asian="ＭＳ Ｐゴシック" style:font-family-asian="'ＭＳ Ｐゴシック'" style:font-pitch-asian="fixed" style:font-size-asian="23pt" style:font-style-asian="normal" style:font-weight-asian="normal" style:font-name-complex="ＭＳ Ｐゴシック1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24pt" style:language-asian="en" style:country-asian="US" style:font-style-asian="normal" style:font-weight-asian="normal" style:font-name-complex="ＭＳ Ｐゴシック1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3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30pt" style:language-asian="en" style:country-asian="US" style:font-style-asian="normal" style:font-weight-asian="normal" style:font-name-complex="ＭＳ Ｐゴシック1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5.3999996185303pt" fo:letter-spacing="normal" fo:font-style="normal" style:text-underline-style="none" fo:font-weight="normal" style:font-name-asian="ＭＳ Ｐゴシック" style:font-family-asian="'ＭＳ Ｐゴシック'" style:font-pitch-asian="fixed" style:font-size-asian="23pt" style:font-style-asian="normal" style:font-weight-asian="normal" style:font-name-complex="ＭＳ Ｐゴシック1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24pt" style:language-asian="en" style:country-asian="US" style:font-style-asian="normal" style:font-weight-asian="normal" style:font-name-complex="ＭＳ Ｐゴシック1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" fo:font-size="39pt" fo:letter-spacing="normal" fo:font-style="normal" style:text-underline-style="none" fo:font-weight="bold" style:font-name-asian="ＭＳ Ｐゴシック" style:font-size-asian="39pt" style:font-style-asian="normal" style:font-weight-asian="bold" style:font-name-complex="ＭＳ Ｐゴシック1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ＭＳ Ｐゴシック" style:font-size-asian="30pt" style:font-style-asian="normal" style:font-weight-asian="normal" style:font-name-complex="ＭＳ Ｐゴシック1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ＭＳ Ｐゴシック" style:font-size-asian="26pt" style:font-style-asian="normal" style:font-weight-asian="normal" style:font-name-complex="ＭＳ Ｐゴシック1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ＭＳ Ｐゴシック" style:font-size-asian="23pt" style:font-style-asian="normal" style:font-weight-asian="normal" style:font-name-complex="ＭＳ Ｐゴシック1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9-02-07T10:52:10.386198778</dc:date>
    <meta:editing-duration>P5DT8H53M26S</meta:editing-duration>
    <meta:editing-cycles>1170</meta:editing-cycles>
    <meta:generator>LibreOffice/5.4.7.2$Linux_X86_64 LibreOffice_project/c838ef25c16710f8838b1faec480ebba495259d0</meta:generator>
    <meta:document-statistic meta:object-count="206"/>
  </office:meta>
</office:document-meta>
</file>